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  <table:table-cell office:value-type="string">
            <text:p>Hours_Worked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Thru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Sunday</text:p>
          </table:table-cell>
          <table:table-cell office:value-type="string">
            <text:p>GUI Flipkar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Thrus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Mon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Tues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Wednesday</text:p>
          </table:table-cell>
          <table:table-cell office:value-type="string">
            <text:p>Twitter Bootstra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Thrusday</text:p>
          </table:table-cell>
          <table:table-cell office:value-type="string">
            <text:p>Twitter Bootstr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Friday</text:p>
          </table:table-cell>
          <table:table-cell office:value-type="string">
            <text:p>Theory Test Pre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9">
            <text:p>29/03/14</text:p>
          </table:table-cell>
          <table:table-cell office:value-type="string">
            <text:p>Sunday</text:p>
          </table:table-cell>
          <table:table-cell office:value-type="string">
            <text:p>Stock Managemen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30">
            <text:p>30/03/14</text:p>
          </table:table-cell>
          <table:table-cell office:value-type="string">
            <text:p>Monday</text:p>
          </table:table-cell>
          <table:table-cell office:value-type="string">
            <text:p>View Database Coding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table:style-name="Default"/>
          <table:table-cell office:value-type="string">
            <text:p>Tuesday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>
            <text:p>Wednesday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3-30T02:34:35</dc:date>
    <dc:creator>Paras Mittal</dc:creator>
    <meta:editing-duration>P0D</meta:editing-duration>
    <meta:editing-cycles>5</meta:editing-cycles>
    <meta:document-statistic meta:table-count="3" meta:cell-count="110" meta:object-count="0"/>
  </office:meta>
</office:document-meta>
</file>